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C0000024C0094C33311E91103.png" manifest:media-type="image/png"/>
  <manifest:file-entry manifest:full-path="Pictures/100000010000046D0000031DEDDECA7F2CD75D3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805cm" svg:height="14.634cm" svg:x="0cm" svg:y="13.671cm">
          <draw:image xlink:href="Pictures/100000010000046D0000031DEDDECA7F2CD75D3A.png" xlink:type="simple" xlink:show="embed" xlink:actuate="onLoad" draw:mime-type="image/png">
            <text:p/>
          </draw:image>
        </draw:frame>
        <draw:frame draw:style-name="gr1" draw:text-style-name="P1" draw:layer="layout" svg:width="21.529cm" svg:height="13.7cm" svg:x="0.098cm" svg:y="0cm">
          <draw:image xlink:href="Pictures/100000010000039C0000024C0094C33311E9110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05T18:16:47.816624866</meta:creation-date>
    <dc:date>2025-07-06T13:48:31.925324521</dc:date>
    <meta:editing-duration>PT19H21M34S</meta:editing-duration>
    <meta:editing-cycles>1</meta:editing-cycles>
    <meta:document-statistic meta:object-count="2"/>
    <meta:generator>LibreOffice/7.3.7.2$Linux_X86_64 LibreOffice_project/30$Build-2</meta:generator>
  </office:meta>
</office:document-meta>
</file>